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# Kerne</text:p>
          </table:table-cell>
          <table:table-cell office:value-type="string" calcext:value-type="string">
            <text:p>Speedup (optimal)</text:p>
          </table:table-cell>
          <table:table-cell office:value-type="string" calcext:value-type="string">
            <text:p>Speedup (real)</text:p>
          </table:table-cell>
          <table:table-cell office:value-type="string" calcext:value-type="string">
            <text:p>Rechenzeit (real)</text:p>
          </table:table-cell>
          <table:table-cell office:value-type="string" calcext:value-type="string">
            <text:p>Rechenzeit (optimal)</text:p>
          </table:table-cell>
          <table:table-cell/>
          <table:table-cell office:value-type="string" calcext:value-type="string">
            <text:p>t sequentiell</text:p>
          </table:table-cell>
          <table:table-cell office:value-type="float" office:value="0.9447" calcext:value-type="float">
            <text:p>0.94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(1-[.$H$3]+[.$H$3]/[.A2])" office:value-type="float" office:value="1" calcext:value-type="float">
            <text:p>1</text:p>
          </table:table-cell>
          <table:table-cell table:formula="of:=[.$H$2]/[.D2]" office:value-type="float" office:value="1" calcext:value-type="float">
            <text:p>1</text:p>
          </table:table-cell>
          <table:table-cell office:value-type="float" office:value="44.6581" calcext:value-type="float">
            <text:p>44.6581</text:p>
          </table:table-cell>
          <table:table-cell table:formula="of:=[.$H$2]/[.A2]" office:value-type="float" office:value="44.6581" calcext:value-type="float">
            <text:p>44.6581</text:p>
          </table:table-cell>
          <table:table-cell/>
          <table:table-cell office:value-type="string" calcext:value-type="string">
            <text:p>t gesamt</text:p>
          </table:table-cell>
          <table:table-cell office:value-type="float" office:value="44.6581" calcext:value-type="float">
            <text:p>44.65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(1-[.$H$3]+[.$H$3]/[.A3])" office:value-type="float" office:value="1.95856833352338" calcext:value-type="float">
            <text:p>1.9585683335</text:p>
          </table:table-cell>
          <table:table-cell table:formula="of:=[.$H$2]/[.D3]" office:value-type="float" office:value="1.96480707466233" calcext:value-type="float">
            <text:p>1.9648070747</text:p>
          </table:table-cell>
          <table:table-cell office:value-type="float" office:value="22.729" calcext:value-type="float">
            <text:p>22.729</text:p>
          </table:table-cell>
          <table:table-cell table:formula="of:=[.$H$2]/[.A3]" office:value-type="float" office:value="22.32905" calcext:value-type="float">
            <text:p>22.32905</text:p>
          </table:table-cell>
          <table:table-cell/>
          <table:table-cell office:value-type="string" calcext:value-type="string">
            <text:p>Anteil P</text:p>
          </table:table-cell>
          <table:table-cell table:formula="of:=([.H2]-[.H1])/[.H2]" office:value-type="float" office:value="0.978845942841276" calcext:value-type="float">
            <text:p>0.978845942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1/(1-[.$H$3]+[.$H$3]/[.A4])" office:value-type="float" office:value="2.87822761695043" calcext:value-type="float">
            <text:p>2.878227617</text:p>
          </table:table-cell>
          <table:table-cell table:formula="of:=[.$H$2]/[.D4]" office:value-type="float" office:value="2.83867912534961" calcext:value-type="float">
            <text:p>2.8386791253</text:p>
          </table:table-cell>
          <table:table-cell office:value-type="float" office:value="15.732" calcext:value-type="float">
            <text:p>15.732</text:p>
          </table:table-cell>
          <table:table-cell table:formula="of:=[.$H$2]/[.A4]" office:value-type="float" office:value="14.8860333333333" calcext:value-type="float">
            <text:p>14.886033333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1/(1-[.$H$3]+[.$H$3]/[.A5])" office:value-type="float" office:value="3.76129975027478" calcext:value-type="float">
            <text:p>3.7612997503</text:p>
          </table:table-cell>
          <table:table-cell table:formula="of:=[.$H$2]/[.D5]" office:value-type="float" office:value="3.6292645266152" calcext:value-type="float">
            <text:p>3.6292645266</text:p>
          </table:table-cell>
          <table:table-cell office:value-type="float" office:value="12.305" calcext:value-type="float">
            <text:p>12.305</text:p>
          </table:table-cell>
          <table:table-cell table:formula="of:=[.$H$2]/[.A5]" office:value-type="float" office:value="11.164525" calcext:value-type="float">
            <text:p>11.164525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1/(1-[.$H$3]+[.$H$3]/[.A6])" office:value-type="float" office:value="4.60992549068995" calcext:value-type="float">
            <text:p>4.6099254907</text:p>
          </table:table-cell>
          <table:table-cell table:formula="of:=[.$H$2]/[.D6]" office:value-type="string" office:string-value="#DIV/0!" calcext:value-type="error">
            <text:p>#DIV/0!</text:p>
          </table:table-cell>
          <table:table-cell/>
          <table:table-cell table:formula="of:=[.$H$2]/[.A6]" office:value-type="float" office:value="8.93162" calcext:value-type="float">
            <text:p>8.93162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1/(1-[.$H$3]+[.$H$3]/[.A7])" office:value-type="float" office:value="5.42608177944822" calcext:value-type="float">
            <text:p>5.4260817794</text:p>
          </table:table-cell>
          <table:table-cell table:formula="of:=[.$H$2]/[.D7]" office:value-type="string" office:string-value="#DIV/0!" calcext:value-type="error">
            <text:p>#DIV/0!</text:p>
          </table:table-cell>
          <table:table-cell/>
          <table:table-cell table:formula="of:=[.$H$2]/[.A7]" office:value-type="float" office:value="7.44301666666667" calcext:value-type="float">
            <text:p>7.4430166667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1/(1-[.$H$3]+[.$H$3]/[.A8])" office:value-type="float" office:value="6.21159711721307" calcext:value-type="float">
            <text:p>6.2115971172</text:p>
          </table:table-cell>
          <table:table-cell table:formula="of:=[.$H$2]/[.D8]" office:value-type="string" office:string-value="#DIV/0!" calcext:value-type="error">
            <text:p>#DIV/0!</text:p>
          </table:table-cell>
          <table:table-cell/>
          <table:table-cell table:formula="of:=[.$H$2]/[.A8]" office:value-type="float" office:value="6.37972857142857" calcext:value-type="float">
            <text:p>6.3797285714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1/(1-[.$H$3]+[.$H$3]/[.A9])" office:value-type="float" office:value="6.96816523960914" calcext:value-type="float">
            <text:p>6.9681652396</text:p>
          </table:table-cell>
          <table:table-cell table:formula="of:=[.$H$2]/[.D9]" office:value-type="string" office:string-value="#DIV/0!" calcext:value-type="error">
            <text:p>#DIV/0!</text:p>
          </table:table-cell>
          <table:table-cell/>
          <table:table-cell table:formula="of:=[.$H$2]/[.A9]" office:value-type="float" office:value="5.5822625" calcext:value-type="float">
            <text:p>5.5822625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1/(1-[.$H$3]+[.$H$3]/[.A10])" office:value-type="float" office:value="7.69735730824254" calcext:value-type="float">
            <text:p>7.6973573082</text:p>
          </table:table-cell>
          <table:table-cell table:formula="of:=[.$H$2]/[.D10]" office:value-type="string" office:string-value="#DIV/0!" calcext:value-type="error">
            <text:p>#DIV/0!</text:p>
          </table:table-cell>
          <table:table-cell/>
          <table:table-cell table:formula="of:=[.$H$2]/[.A10]" office:value-type="float" office:value="4.96201111111111" calcext:value-type="float">
            <text:p>4.9620111111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1/(1-[.$H$3]+[.$H$3]/[.A11])" office:value-type="float" office:value="8.40063280186004" calcext:value-type="float">
            <text:p>8.4006328019</text:p>
          </table:table-cell>
          <table:table-cell table:formula="of:=[.$H$2]/[.D11]" office:value-type="string" office:string-value="#DIV/0!" calcext:value-type="error">
            <text:p>#DIV/0!</text:p>
          </table:table-cell>
          <table:table-cell/>
          <table:table-cell table:formula="of:=[.$H$2]/[.A11]" office:value-type="float" office:value="4.46581" calcext:value-type="float">
            <text:p>4.46581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1/(1-[.$H$3]+[.$H$3]/[.A12])" office:value-type="float" office:value="9.07934926652017" calcext:value-type="float">
            <text:p>9.0793492665</text:p>
          </table:table-cell>
          <table:table-cell table:formula="of:=[.$H$2]/[.D12]" office:value-type="string" office:string-value="#DIV/0!" calcext:value-type="error">
            <text:p>#DIV/0!</text:p>
          </table:table-cell>
          <table:table-cell/>
          <table:table-cell table:formula="of:=[.$H$2]/[.A12]" office:value-type="float" office:value="4.05982727272727" calcext:value-type="float">
            <text:p>4.0598272727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1/(1-[.$H$3]+[.$H$3]/[.A13])" office:value-type="float" office:value="9.73477106183856" calcext:value-type="float">
            <text:p>9.7347710618</text:p>
          </table:table-cell>
          <table:table-cell table:formula="of:=[.$H$2]/[.D13]" office:value-type="string" office:string-value="#DIV/0!" calcext:value-type="error">
            <text:p>#DIV/0!</text:p>
          </table:table-cell>
          <table:table-cell/>
          <table:table-cell table:formula="of:=[.$H$2]/[.A13]" office:value-type="float" office:value="3.72150833333333" calcext:value-type="float">
            <text:p>3.7215083333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1/(1-[.$H$3]+[.$H$3]/[.A14])" office:value-type="float" office:value="10.36807722187" calcext:value-type="float">
            <text:p>10.3680772219</text:p>
          </table:table-cell>
          <table:table-cell table:formula="of:=[.$H$2]/[.D14]" office:value-type="string" office:string-value="#DIV/0!" calcext:value-type="error">
            <text:p>#DIV/0!</text:p>
          </table:table-cell>
          <table:table-cell/>
          <table:table-cell table:formula="of:=[.$H$2]/[.A14]" office:value-type="float" office:value="3.43523846153846" calcext:value-type="float">
            <text:p>3.4352384615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1/(1-[.$H$3]+[.$H$3]/[.A15])" office:value-type="float" office:value="10.9803685334532" calcext:value-type="float">
            <text:p>10.9803685335</text:p>
          </table:table-cell>
          <table:table-cell table:formula="of:=[.$H$2]/[.D15]" office:value-type="string" office:string-value="#DIV/0!" calcext:value-type="error">
            <text:p>#DIV/0!</text:p>
          </table:table-cell>
          <table:table-cell/>
          <table:table-cell table:formula="of:=[.$H$2]/[.A15]" office:value-type="float" office:value="3.18986428571429" calcext:value-type="float">
            <text:p>3.1898642857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1/(1-[.$H$3]+[.$H$3]/[.A16])" office:value-type="float" office:value="11.5726739214186" calcext:value-type="float">
            <text:p>11.5726739214</text:p>
          </table:table-cell>
          <table:table-cell table:formula="of:=[.$H$2]/[.D16]" office:value-type="string" office:string-value="#DIV/0!" calcext:value-type="error">
            <text:p>#DIV/0!</text:p>
          </table:table-cell>
          <table:table-cell/>
          <table:table-cell table:formula="of:=[.$H$2]/[.A16]" office:value-type="float" office:value="2.97720666666667" calcext:value-type="float">
            <text:p>2.9772066667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1/(1-[.$H$3]+[.$H$3]/[.A17])" office:value-type="float" office:value="12.145956218574" calcext:value-type="float">
            <text:p>12.1459562186</text:p>
          </table:table-cell>
          <table:table-cell table:formula="of:=[.$H$2]/[.D17]" office:value-type="string" office:string-value="#DIV/0!" calcext:value-type="error">
            <text:p>#DIV/0!</text:p>
          </table:table-cell>
          <table:table-cell/>
          <table:table-cell table:formula="of:=[.$H$2]/[.A17]" office:value-type="float" office:value="2.79113125" calcext:value-type="float">
            <text:p>2.79113125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1/(1-[.$H$3]+[.$H$3]/[.A18])" office:value-type="float" office:value="12.701117388533" calcext:value-type="float">
            <text:p>12.7011173885</text:p>
          </table:table-cell>
          <table:table-cell table:formula="of:=[.$H$2]/[.D18]" office:value-type="string" office:string-value="#DIV/0!" calcext:value-type="error">
            <text:p>#DIV/0!</text:p>
          </table:table-cell>
          <table:table-cell/>
          <table:table-cell table:formula="of:=[.$H$2]/[.A18]" office:value-type="float" office:value="2.62694705882353" calcext:value-type="float">
            <text:p>2.6269470588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1/(1-[.$H$3]+[.$H$3]/[.A19])" office:value-type="float" office:value="13.239003260977" calcext:value-type="float">
            <text:p>13.239003261</text:p>
          </table:table-cell>
          <table:table-cell table:formula="of:=[.$H$2]/[.D19]" office:value-type="string" office:string-value="#DIV/0!" calcext:value-type="error">
            <text:p>#DIV/0!</text:p>
          </table:table-cell>
          <table:table-cell/>
          <table:table-cell table:formula="of:=[.$H$2]/[.A19]" office:value-type="float" office:value="2.48100555555556" calcext:value-type="float">
            <text:p>2.4810055556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1/(1-[.$H$3]+[.$H$3]/[.A20])" office:value-type="float" office:value="13.7604078316389" calcext:value-type="float">
            <text:p>13.7604078316</text:p>
          </table:table-cell>
          <table:table-cell table:formula="of:=[.$H$2]/[.D20]" office:value-type="string" office:string-value="#DIV/0!" calcext:value-type="error">
            <text:p>#DIV/0!</text:p>
          </table:table-cell>
          <table:table-cell/>
          <table:table-cell table:formula="of:=[.$H$2]/[.A20]" office:value-type="float" office:value="2.35042631578947" calcext:value-type="float">
            <text:p>2.3504263158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1/(1-[.$H$3]+[.$H$3]/[.A21])" office:value-type="float" office:value="14.266077172986" calcext:value-type="float">
            <text:p>14.266077173</text:p>
          </table:table-cell>
          <table:table-cell table:formula="of:=[.$H$2]/[.D21]" office:value-type="string" office:string-value="#DIV/0!" calcext:value-type="error">
            <text:p>#DIV/0!</text:p>
          </table:table-cell>
          <table:table-cell/>
          <table:table-cell table:formula="of:=[.$H$2]/[.A21]" office:value-type="float" office:value="2.232905" calcext:value-type="float">
            <text:p>2.232905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1/(1-[.$H$3]+[.$H$3]/[.A22])" office:value-type="float" office:value="14.7567129961087" calcext:value-type="float">
            <text:p>14.7567129961</text:p>
          </table:table-cell>
          <table:table-cell table:formula="of:=[.$H$2]/[.D22]" office:value-type="string" office:string-value="#DIV/0!" calcext:value-type="error">
            <text:p>#DIV/0!</text:p>
          </table:table-cell>
          <table:table-cell/>
          <table:table-cell table:formula="of:=[.$H$2]/[.A22]" office:value-type="float" office:value="2.12657619047619" calcext:value-type="float">
            <text:p>2.1265761905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1/(1-[.$H$3]+[.$H$3]/[.A23])" office:value-type="float" office:value="15.2329758995795" calcext:value-type="float">
            <text:p>15.2329758996</text:p>
          </table:table-cell>
          <table:table-cell table:formula="of:=[.$H$2]/[.D23]" office:value-type="string" office:string-value="#DIV/0!" calcext:value-type="error">
            <text:p>#DIV/0!</text:p>
          </table:table-cell>
          <table:table-cell/>
          <table:table-cell table:formula="of:=[.$H$2]/[.A23]" office:value-type="float" office:value="2.02991363636364" calcext:value-type="float">
            <text:p>2.0299136364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1/(1-[.$H$3]+[.$H$3]/[.A24])" office:value-type="float" office:value="15.6954883369116" calcext:value-type="float">
            <text:p>15.6954883369</text:p>
          </table:table-cell>
          <table:table-cell table:formula="of:=[.$H$2]/[.D24]" office:value-type="string" office:string-value="#DIV/0!" calcext:value-type="error">
            <text:p>#DIV/0!</text:p>
          </table:table-cell>
          <table:table-cell/>
          <table:table-cell table:formula="of:=[.$H$2]/[.A24]" office:value-type="float" office:value="1.94165652173913" calcext:value-type="float">
            <text:p>1.9416565217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1/(1-[.$H$3]+[.$H$3]/[.A25])" office:value-type="float" office:value="16.1448373306501" calcext:value-type="float">
            <text:p>16.1448373307</text:p>
          </table:table-cell>
          <table:table-cell table:formula="of:=[.$H$2]/[.D25]" office:value-type="string" office:string-value="#DIV/0!" calcext:value-type="error">
            <text:p>#DIV/0!</text:p>
          </table:table-cell>
          <table:table-cell/>
          <table:table-cell table:formula="of:=[.$H$2]/[.A25]" office:value-type="float" office:value="1.86075416666667" calcext:value-type="float">
            <text:p>1.8607541667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1/(1-[.$H$3]+[.$H$3]/[.A26])" office:value-type="float" office:value="16.5815769579792" calcext:value-type="float">
            <text:p>16.581576958</text:p>
          </table:table-cell>
          <table:table-cell table:formula="of:=[.$H$2]/[.D26]" office:value-type="string" office:string-value="#DIV/0!" calcext:value-type="error">
            <text:p>#DIV/0!</text:p>
          </table:table-cell>
          <table:table-cell/>
          <table:table-cell table:formula="of:=[.$H$2]/[.A26]" office:value-type="float" office:value="1.786324" calcext:value-type="float">
            <text:p>1.786324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1/(1-[.$H$3]+[.$H$3]/[.A27])" office:value-type="float" office:value="17.0062306299762" calcext:value-type="float">
            <text:p>17.00623063</text:p>
          </table:table-cell>
          <table:table-cell table:formula="of:=[.$H$2]/[.D27]" office:value-type="string" office:string-value="#DIV/0!" calcext:value-type="error">
            <text:p>#DIV/0!</text:p>
          </table:table-cell>
          <table:table-cell/>
          <table:table-cell table:formula="of:=[.$H$2]/[.A27]" office:value-type="float" office:value="1.71761923076923" calcext:value-type="float">
            <text:p>1.7176192308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1/(1-[.$H$3]+[.$H$3]/[.A28])" office:value-type="float" office:value="17.4192931842249" calcext:value-type="float">
            <text:p>17.4192931842</text:p>
          </table:table-cell>
          <table:table-cell table:formula="of:=[.$H$2]/[.D28]" office:value-type="string" office:string-value="#DIV/0!" calcext:value-type="error">
            <text:p>#DIV/0!</text:p>
          </table:table-cell>
          <table:table-cell/>
          <table:table-cell table:formula="of:=[.$H$2]/[.A28]" office:value-type="float" office:value="1.6540037037037" calcext:value-type="float">
            <text:p>1.6540037037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1/(1-[.$H$3]+[.$H$3]/[.A29])" office:value-type="float" office:value="17.8212328083803" calcext:value-type="float">
            <text:p>17.8212328084</text:p>
          </table:table-cell>
          <table:table-cell table:formula="of:=[.$H$2]/[.D29]" office:value-type="string" office:string-value="#DIV/0!" calcext:value-type="error">
            <text:p>#DIV/0!</text:p>
          </table:table-cell>
          <table:table-cell/>
          <table:table-cell table:formula="of:=[.$H$2]/[.A29]" office:value-type="float" office:value="1.59493214285714" calcext:value-type="float">
            <text:p>1.5949321429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1/(1-[.$H$3]+[.$H$3]/[.A30])" office:value-type="float" office:value="18.2124928104042" calcext:value-type="float">
            <text:p>18.2124928104</text:p>
          </table:table-cell>
          <table:table-cell table:formula="of:=[.$H$2]/[.D30]" office:value-type="string" office:string-value="#DIV/0!" calcext:value-type="error">
            <text:p>#DIV/0!</text:p>
          </table:table-cell>
          <table:table-cell/>
          <table:table-cell table:formula="of:=[.$H$2]/[.A30]" office:value-type="float" office:value="1.53993448275862" calcext:value-type="float">
            <text:p>1.5399344828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1/(1-[.$H$3]+[.$H$3]/[.A31])" office:value-type="float" office:value="18.5934932495448" calcext:value-type="float">
            <text:p>18.5934932495</text:p>
          </table:table-cell>
          <table:table-cell table:formula="of:=[.$H$2]/[.D31]" office:value-type="string" office:string-value="#DIV/0!" calcext:value-type="error">
            <text:p>#DIV/0!</text:p>
          </table:table-cell>
          <table:table-cell/>
          <table:table-cell table:formula="of:=[.$H$2]/[.A31]" office:value-type="float" office:value="1.48860333333333" calcext:value-type="float">
            <text:p>1.4886033333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1/(1-[.$H$3]+[.$H$3]/[.A32])" office:value-type="float" office:value="18.964632440674" calcext:value-type="float">
            <text:p>18.9646324407</text:p>
          </table:table-cell>
          <table:table-cell table:formula="of:=[.$H$2]/[.D32]" office:value-type="string" office:string-value="#DIV/0!" calcext:value-type="error">
            <text:p>#DIV/0!</text:p>
          </table:table-cell>
          <table:table-cell/>
          <table:table-cell table:formula="of:=[.$H$2]/[.A32]" office:value-type="float" office:value="1.44058387096774" calcext:value-type="float">
            <text:p>1.440583871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1/(1-[.$H$3]+[.$H$3]/[.A33])" office:value-type="float" office:value="19.3262883433094" calcext:value-type="float">
            <text:p>19.3262883433</text:p>
          </table:table-cell>
          <table:table-cell table:formula="of:=[.$H$2]/[.D33]" office:value-type="string" office:string-value="#DIV/0!" calcext:value-type="error">
            <text:p>#DIV/0!</text:p>
          </table:table-cell>
          <table:table-cell/>
          <table:table-cell table:formula="of:=[.$H$2]/[.A33]" office:value-type="float" office:value="1.395565625" calcext:value-type="float">
            <text:p>1.395565625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1/(1-[.$H$3]+[.$H$3]/[.A34])" office:value-type="float" office:value="19.6788198455037" calcext:value-type="float">
            <text:p>19.6788198455</text:p>
          </table:table-cell>
          <table:table-cell table:formula="of:=[.$H$2]/[.D34]" office:value-type="string" office:string-value="#DIV/0!" calcext:value-type="error">
            <text:p>#DIV/0!</text:p>
          </table:table-cell>
          <table:table-cell/>
          <table:table-cell table:formula="of:=[.$H$2]/[.A34]" office:value-type="float" office:value="1.35327575757576" calcext:value-type="float">
            <text:p>1.3532757576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1/(1-[.$H$3]+[.$H$3]/[.A35])" office:value-type="float" office:value="20.0225679517679" calcext:value-type="float">
            <text:p>20.0225679518</text:p>
          </table:table-cell>
          <table:table-cell table:formula="of:=[.$H$2]/[.D35]" office:value-type="string" office:string-value="#DIV/0!" calcext:value-type="error">
            <text:p>#DIV/0!</text:p>
          </table:table-cell>
          <table:table-cell/>
          <table:table-cell table:formula="of:=[.$H$2]/[.A35]" office:value-type="float" office:value="1.31347352941176" calcext:value-type="float">
            <text:p>1.3134735294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1/(1-[.$H$3]+[.$H$3]/[.A36])" office:value-type="float" office:value="20.3578568832959" calcext:value-type="float">
            <text:p>20.3578568833</text:p>
          </table:table-cell>
          <table:table-cell table:formula="of:=[.$H$2]/[.D36]" office:value-type="string" office:string-value="#DIV/0!" calcext:value-type="error">
            <text:p>#DIV/0!</text:p>
          </table:table-cell>
          <table:table-cell/>
          <table:table-cell table:formula="of:=[.$H$2]/[.A36]" office:value-type="float" office:value="1.27594571428571" calcext:value-type="float">
            <text:p>1.2759457143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1/(1-[.$H$3]+[.$H$3]/[.A37])" office:value-type="float" office:value="20.6849950979509" calcext:value-type="float">
            <text:p>20.684995098</text:p>
          </table:table-cell>
          <table:table-cell table:formula="of:=[.$H$2]/[.D37]" office:value-type="string" office:string-value="#DIV/0!" calcext:value-type="error">
            <text:p>#DIV/0!</text:p>
          </table:table-cell>
          <table:table-cell/>
          <table:table-cell table:formula="of:=[.$H$2]/[.A37]" office:value-type="float" office:value="1.24050277777778" calcext:value-type="float">
            <text:p>1.2405027778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1/(1-[.$H$3]+[.$H$3]/[.A38])" office:value-type="float" office:value="21.0042762367591" calcext:value-type="float">
            <text:p>21.0042762368</text:p>
          </table:table-cell>
          <table:table-cell table:formula="of:=[.$H$2]/[.D38]" office:value-type="string" office:string-value="#DIV/0!" calcext:value-type="error">
            <text:p>#DIV/0!</text:p>
          </table:table-cell>
          <table:table-cell/>
          <table:table-cell table:formula="of:=[.$H$2]/[.A38]" office:value-type="float" office:value="1.20697567567568" calcext:value-type="float">
            <text:p>1.2069756757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1/(1-[.$H$3]+[.$H$3]/[.A39])" office:value-type="float" office:value="21.3159800030147" calcext:value-type="float">
            <text:p>21.315980003</text:p>
          </table:table-cell>
          <table:table-cell table:formula="of:=[.$H$2]/[.D39]" office:value-type="string" office:string-value="#DIV/0!" calcext:value-type="error">
            <text:p>#DIV/0!</text:p>
          </table:table-cell>
          <table:table-cell/>
          <table:table-cell table:formula="of:=[.$H$2]/[.A39]" office:value-type="float" office:value="1.17521315789474" calcext:value-type="float">
            <text:p>1.1752131579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1/(1-[.$H$3]+[.$H$3]/[.A40])" office:value-type="float" office:value="21.6203729795287" calcext:value-type="float">
            <text:p>21.6203729795</text:p>
          </table:table-cell>
          <table:table-cell table:formula="of:=[.$H$2]/[.D40]" office:value-type="string" office:string-value="#DIV/0!" calcext:value-type="error">
            <text:p>#DIV/0!</text:p>
          </table:table-cell>
          <table:table-cell/>
          <table:table-cell table:formula="of:=[.$H$2]/[.A40]" office:value-type="float" office:value="1.14507948717949" calcext:value-type="float">
            <text:p>1.1450794872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1/(1-[.$H$3]+[.$H$3]/[.A41])" office:value-type="float" office:value="21.9177093890412" calcext:value-type="float">
            <text:p>21.917709389</text:p>
          </table:table-cell>
          <table:table-cell table:formula="of:=[.$H$2]/[.D41]" office:value-type="string" office:string-value="#DIV/0!" calcext:value-type="error">
            <text:p>#DIV/0!</text:p>
          </table:table-cell>
          <table:table-cell/>
          <table:table-cell table:formula="of:=[.$H$2]/[.A41]" office:value-type="float" office:value="1.1164525" calcext:value-type="float">
            <text:p>1.1164525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1/(1-[.$H$3]+[.$H$3]/[.A42])" office:value-type="float" office:value="22.2082318023533" calcext:value-type="float">
            <text:p>22.2082318024</text:p>
          </table:table-cell>
          <table:table-cell table:formula="of:=[.$H$2]/[.D42]" office:value-type="string" office:string-value="#DIV/0!" calcext:value-type="error">
            <text:p>#DIV/0!</text:p>
          </table:table-cell>
          <table:table-cell/>
          <table:table-cell table:formula="of:=[.$H$2]/[.A42]" office:value-type="float" office:value="1.08922195121951" calcext:value-type="float">
            <text:p>1.0892219512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1/(1-[.$H$3]+[.$H$3]/[.A43])" office:value-type="float" office:value="22.4921717983279" calcext:value-type="float">
            <text:p>22.4921717983</text:p>
          </table:table-cell>
          <table:table-cell table:formula="of:=[.$H$2]/[.D43]" office:value-type="string" office:string-value="#DIV/0!" calcext:value-type="error">
            <text:p>#DIV/0!</text:p>
          </table:table-cell>
          <table:table-cell/>
          <table:table-cell table:formula="of:=[.$H$2]/[.A43]" office:value-type="float" office:value="1.0632880952381" calcext:value-type="float">
            <text:p>1.0632880952</text:p>
          </table:table-cell>
          <table:table-cell table:number-columns-repeated="3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1/(1-[.$H$3]+[.$H$3]/[.A44])" office:value-type="float" office:value="22.7697505795306" calcext:value-type="float">
            <text:p>22.7697505795</text:p>
          </table:table-cell>
          <table:table-cell table:formula="of:=[.$H$2]/[.D44]" office:value-type="string" office:string-value="#DIV/0!" calcext:value-type="error">
            <text:p>#DIV/0!</text:p>
          </table:table-cell>
          <table:table-cell/>
          <table:table-cell table:formula="of:=[.$H$2]/[.A44]" office:value-type="float" office:value="1.03856046511628" calcext:value-type="float">
            <text:p>1.0385604651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1/(1-[.$H$3]+[.$H$3]/[.A45])" office:value-type="float" office:value="23.0411795469523" calcext:value-type="float">
            <text:p>23.041179547</text:p>
          </table:table-cell>
          <table:table-cell table:formula="of:=[.$H$2]/[.D45]" office:value-type="string" office:string-value="#DIV/0!" calcext:value-type="error">
            <text:p>#DIV/0!</text:p>
          </table:table-cell>
          <table:table-cell/>
          <table:table-cell table:formula="of:=[.$H$2]/[.A45]" office:value-type="float" office:value="1.01495681818182" calcext:value-type="float">
            <text:p>1.0149568182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1/(1-[.$H$3]+[.$H$3]/[.A46])" office:value-type="float" office:value="23.3066608369508" calcext:value-type="float">
            <text:p>23.306660837</text:p>
          </table:table-cell>
          <table:table-cell table:formula="of:=[.$H$2]/[.D46]" office:value-type="string" office:string-value="#DIV/0!" calcext:value-type="error">
            <text:p>#DIV/0!</text:p>
          </table:table-cell>
          <table:table-cell/>
          <table:table-cell table:formula="of:=[.$H$2]/[.A46]" office:value-type="float" office:value="0.992402222222222" calcext:value-type="float">
            <text:p>0.9924022222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1/(1-[.$H$3]+[.$H$3]/[.A47])" office:value-type="float" office:value="23.5663878232779" calcext:value-type="float">
            <text:p>23.5663878233</text:p>
          </table:table-cell>
          <table:table-cell table:formula="of:=[.$H$2]/[.D47]" office:value-type="string" office:string-value="#DIV/0!" calcext:value-type="error">
            <text:p>#DIV/0!</text:p>
          </table:table-cell>
          <table:table-cell/>
          <table:table-cell table:formula="of:=[.$H$2]/[.A47]" office:value-type="float" office:value="0.970828260869565" calcext:value-type="float">
            <text:p>0.9708282609</text:p>
          </table:table-cell>
          <table:table-cell table:number-columns-repeated="3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1/(1-[.$H$3]+[.$H$3]/[.A48])" office:value-type="float" office:value="23.8205455868117" calcext:value-type="float">
            <text:p>23.8205455868</text:p>
          </table:table-cell>
          <table:table-cell table:formula="of:=[.$H$2]/[.D48]" office:value-type="string" office:string-value="#DIV/0!" calcext:value-type="error">
            <text:p>#DIV/0!</text:p>
          </table:table-cell>
          <table:table-cell/>
          <table:table-cell table:formula="of:=[.$H$2]/[.A48]" office:value-type="float" office:value="0.950172340425532" calcext:value-type="float">
            <text:p>0.9501723404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1/(1-[.$H$3]+[.$H$3]/[.A49])" office:value-type="float" office:value="24.0693113553937" calcext:value-type="float">
            <text:p>24.0693113554</text:p>
          </table:table-cell>
          <table:table-cell table:formula="of:=[.$H$2]/[.D49]" office:value-type="string" office:string-value="#DIV/0!" calcext:value-type="error">
            <text:p>#DIV/0!</text:p>
          </table:table-cell>
          <table:table-cell/>
          <table:table-cell table:formula="of:=[.$H$2]/[.A49]" office:value-type="float" office:value="0.930377083333333" calcext:value-type="float">
            <text:p>0.9303770833</text:p>
          </table:table-cell>
          <table:table-cell table:number-columns-repeated="3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1/(1-[.$H$3]+[.$H$3]/[.A50])" office:value-type="float" office:value="24.3128549159646" calcext:value-type="float">
            <text:p>24.312854916</text:p>
          </table:table-cell>
          <table:table-cell table:formula="of:=[.$H$2]/[.D50]" office:value-type="string" office:string-value="#DIV/0!" calcext:value-type="error">
            <text:p>#DIV/0!</text:p>
          </table:table-cell>
          <table:table-cell/>
          <table:table-cell table:formula="of:=[.$H$2]/[.A50]" office:value-type="float" office:value="0.911389795918367" calcext:value-type="float">
            <text:p>0.9113897959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1/(1-[.$H$3]+[.$H$3]/[.A51])" office:value-type="float" office:value="24.551339001016" calcext:value-type="float">
            <text:p>24.551339001</text:p>
          </table:table-cell>
          <table:table-cell table:formula="of:=[.$H$2]/[.D51]" office:value-type="string" office:string-value="#DIV/0!" calcext:value-type="error">
            <text:p>#DIV/0!</text:p>
          </table:table-cell>
          <table:table-cell/>
          <table:table-cell table:formula="of:=[.$H$2]/[.A51]" office:value-type="float" office:value="0.893162" calcext:value-type="float">
            <text:p>0.893162</text:p>
          </table:table-cell>
          <table:table-cell table:number-columns-repeated="3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1/(1-[.$H$3]+[.$H$3]/[.A52])" office:value-type="float" office:value="24.7849196512035" calcext:value-type="float">
            <text:p>24.7849196512</text:p>
          </table:table-cell>
          <table:table-cell table:formula="of:=[.$H$2]/[.D52]" office:value-type="string" office:string-value="#DIV/0!" calcext:value-type="error">
            <text:p>#DIV/0!</text:p>
          </table:table-cell>
          <table:table-cell/>
          <table:table-cell table:formula="of:=[.$H$2]/[.A52]" office:value-type="float" office:value="0.875649019607843" calcext:value-type="float">
            <text:p>0.8756490196</text:p>
          </table:table-cell>
          <table:table-cell table:number-columns-repeated="3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1/(1-[.$H$3]+[.$H$3]/[.A53])" office:value-type="float" office:value="25.0137465558211" calcext:value-type="float">
            <text:p>25.0137465558</text:p>
          </table:table-cell>
          <table:table-cell table:formula="of:=[.$H$2]/[.D53]" office:value-type="string" office:string-value="#DIV/0!" calcext:value-type="error">
            <text:p>#DIV/0!</text:p>
          </table:table-cell>
          <table:table-cell/>
          <table:table-cell table:formula="of:=[.$H$2]/[.A53]" office:value-type="float" office:value="0.858809615384615" calcext:value-type="float">
            <text:p>0.8588096154</text:p>
          </table:table-cell>
          <table:table-cell table:number-columns-repeated="3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1/(1-[.$H$3]+[.$H$3]/[.A54])" office:value-type="float" office:value="25.2379633726975" calcext:value-type="float">
            <text:p>25.2379633727</text:p>
          </table:table-cell>
          <table:table-cell table:formula="of:=[.$H$2]/[.D54]" office:value-type="string" office:string-value="#DIV/0!" calcext:value-type="error">
            <text:p>#DIV/0!</text:p>
          </table:table-cell>
          <table:table-cell/>
          <table:table-cell table:formula="of:=[.$H$2]/[.A54]" office:value-type="float" office:value="0.842605660377358" calcext:value-type="float">
            <text:p>0.8426056604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1/(1-[.$H$3]+[.$H$3]/[.A55])" office:value-type="float" office:value="25.4577080289506" calcext:value-type="float">
            <text:p>25.457708029</text:p>
          </table:table-cell>
          <table:table-cell table:formula="of:=[.$H$2]/[.D55]" office:value-type="string" office:string-value="#DIV/0!" calcext:value-type="error">
            <text:p>#DIV/0!</text:p>
          </table:table-cell>
          <table:table-cell/>
          <table:table-cell table:formula="of:=[.$H$2]/[.A55]" office:value-type="float" office:value="0.827001851851852" calcext:value-type="float">
            <text:p>0.8270018519</text:p>
          </table:table-cell>
          <table:table-cell table:number-columns-repeated="3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1/(1-[.$H$3]+[.$H$3]/[.A56])" office:value-type="float" office:value="25.6731130039228" calcext:value-type="float">
            <text:p>25.6731130039</text:p>
          </table:table-cell>
          <table:table-cell table:formula="of:=[.$H$2]/[.D56]" office:value-type="string" office:string-value="#DIV/0!" calcext:value-type="error">
            <text:p>#DIV/0!</text:p>
          </table:table-cell>
          <table:table-cell/>
          <table:table-cell table:formula="of:=[.$H$2]/[.A56]" office:value-type="float" office:value="0.811965454545454" calcext:value-type="float">
            <text:p>0.8119654545</text:p>
          </table:table-cell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1/(1-[.$H$3]+[.$H$3]/[.A57])" office:value-type="float" office:value="25.8843055955188" calcext:value-type="float">
            <text:p>25.8843055955</text:p>
          </table:table-cell>
          <table:table-cell table:formula="of:=[.$H$2]/[.D57]" office:value-type="string" office:string-value="#DIV/0!" calcext:value-type="error">
            <text:p>#DIV/0!</text:p>
          </table:table-cell>
          <table:table-cell/>
          <table:table-cell table:formula="of:=[.$H$2]/[.A57]" office:value-type="float" office:value="0.797466071428571" calcext:value-type="float">
            <text:p>0.7974660714</text:p>
          </table:table-cell>
          <table:table-cell table:number-columns-repeated="3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1/(1-[.$H$3]+[.$H$3]/[.A58])" office:value-type="float" office:value="26.0914081710679" calcext:value-type="float">
            <text:p>26.0914081711</text:p>
          </table:table-cell>
          <table:table-cell table:formula="of:=[.$H$2]/[.D58]" office:value-type="string" office:string-value="#DIV/0!" calcext:value-type="error">
            <text:p>#DIV/0!</text:p>
          </table:table-cell>
          <table:table-cell/>
          <table:table-cell table:formula="of:=[.$H$2]/[.A58]" office:value-type="float" office:value="0.783475438596491" calcext:value-type="float">
            <text:p>0.7834754386</text:p>
          </table:table-cell>
          <table:table-cell table:number-columns-repeated="3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1/(1-[.$H$3]+[.$H$3]/[.A59])" office:value-type="float" office:value="26.2945384037521" calcext:value-type="float">
            <text:p>26.2945384038</text:p>
          </table:table-cell>
          <table:table-cell table:formula="of:=[.$H$2]/[.D59]" office:value-type="string" office:string-value="#DIV/0!" calcext:value-type="error">
            <text:p>#DIV/0!</text:p>
          </table:table-cell>
          <table:table-cell/>
          <table:table-cell table:formula="of:=[.$H$2]/[.A59]" office:value-type="float" office:value="0.76996724137931" calcext:value-type="float">
            <text:p>0.7699672414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1/(1-[.$H$3]+[.$H$3]/[.A60])" office:value-type="float" office:value="26.4938094955592" calcext:value-type="float">
            <text:p>26.4938094956</text:p>
          </table:table-cell>
          <table:table-cell table:formula="of:=[.$H$2]/[.D60]" office:value-type="string" office:string-value="#DIV/0!" calcext:value-type="error">
            <text:p>#DIV/0!</text:p>
          </table:table-cell>
          <table:table-cell/>
          <table:table-cell table:formula="of:=[.$H$2]/[.A60]" office:value-type="float" office:value="0.756916949152542" calcext:value-type="float">
            <text:p>0.7569169492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1/(1-[.$H$3]+[.$H$3]/[.A61])" office:value-type="float" office:value="26.6893303876473" calcext:value-type="float">
            <text:p>26.6893303876</text:p>
          </table:table-cell>
          <table:table-cell table:formula="of:=[.$H$2]/[.D61]" office:value-type="string" office:string-value="#DIV/0!" calcext:value-type="error">
            <text:p>#DIV/0!</text:p>
          </table:table-cell>
          <table:table-cell/>
          <table:table-cell table:formula="of:=[.$H$2]/[.A61]" office:value-type="float" office:value="0.744301666666667" calcext:value-type="float">
            <text:p>0.7443016667</text:p>
          </table:table-cell>
          <table:table-cell table:number-columns-repeated="3"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1/(1-[.$H$3]+[.$H$3]/[.A62])" office:value-type="float" office:value="26.8812059589442" calcext:value-type="float">
            <text:p>26.8812059589</text:p>
          </table:table-cell>
          <table:table-cell table:formula="of:=[.$H$2]/[.D62]" office:value-type="string" office:string-value="#DIV/0!" calcext:value-type="error">
            <text:p>#DIV/0!</text:p>
          </table:table-cell>
          <table:table-cell/>
          <table:table-cell table:formula="of:=[.$H$2]/[.A62]" office:value-type="float" office:value="0.7321" calcext:value-type="float">
            <text:p>0.7321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1/(1-[.$H$3]+[.$H$3]/[.A63])" office:value-type="float" office:value="27.0695372137405" calcext:value-type="float">
            <text:p>27.0695372137</text:p>
          </table:table-cell>
          <table:table-cell table:formula="of:=[.$H$2]/[.D63]" office:value-type="string" office:string-value="#DIV/0!" calcext:value-type="error">
            <text:p>#DIV/0!</text:p>
          </table:table-cell>
          <table:table-cell/>
          <table:table-cell table:formula="of:=[.$H$2]/[.A63]" office:value-type="float" office:value="0.720291935483871" calcext:value-type="float">
            <text:p>0.7202919355</text:p>
          </table:table-cell>
          <table:table-cell table:number-columns-repeated="3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1/(1-[.$H$3]+[.$H$3]/[.A64])" office:value-type="float" office:value="27.2544214589822" calcext:value-type="float">
            <text:p>27.254421459</text:p>
          </table:table-cell>
          <table:table-cell table:formula="of:=[.$H$2]/[.D64]" office:value-type="string" office:string-value="#DIV/0!" calcext:value-type="error">
            <text:p>#DIV/0!</text:p>
          </table:table-cell>
          <table:table-cell/>
          <table:table-cell table:formula="of:=[.$H$2]/[.A64]" office:value-type="float" office:value="0.70885873015873" calcext:value-type="float">
            <text:p>0.7088587302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1/(1-[.$H$3]+[.$H$3]/[.A65])" office:value-type="float" office:value="27.4359524719173" calcext:value-type="float">
            <text:p>27.4359524719</text:p>
          </table:table-cell>
          <table:table-cell table:formula="of:=[.$H$2]/[.D65]" office:value-type="string" office:string-value="#DIV/0!" calcext:value-type="error">
            <text:p>#DIV/0!</text:p>
          </table:table-cell>
          <table:table-cell/>
          <table:table-cell table:formula="of:=[.$H$2]/[.A65]" office:value-type="float" office:value="0.6977828125" calcext:value-type="float">
            <text:p>0.6977828125</text:p>
          </table:table-cell>
          <table:table-cell table:number-columns-repeated="3"/>
        </table:table-row>
        <table:table-row table:style-name="ro2" table:number-rows-repeated="1048510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</meta:initial-creator>
    <meta:creation-date>2014-04-18T10:54:49.519694596</meta:creation-date>
    <dc:date>2014-04-18T11:27:36.095521460</dc:date>
    <dc:creator>thomas </dc:creator>
    <meta:editing-duration>PT56S</meta:editing-duration>
    <meta:editing-cycles>1</meta:editing-cycles>
    <meta:document-statistic meta:table-count="1" meta:cell-count="271" meta:object-count="0"/>
    <meta:generator>LibreOffice/4.1.3.2$Linux_X86_64 LibreOffice_project/410m0$Build-2</meta:generator>
  </office:meta>
</office:document-meta>
</file>